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automatic-styles>
    <style:style style:name="P1" style:family="paragraph" style:parent-style-name="Standard">
      <style:paragraph-properties fo:text-align="start" style:justify-single-word="false" style:writing-mode="lr-tb"/>
      <style:text-properties style:font-name="sans-serif" fo:font-size="13.5pt" officeooo:paragraph-rsid="0014c8ad"/>
    </style:style>
    <style:style style:name="P2" style:family="paragraph" style:parent-style-name="Standard">
      <style:paragraph-properties fo:text-align="start" style:justify-single-word="false" style:writing-mode="lr-tb"/>
      <style:text-properties style:font-name="sans-serif" fo:font-size="13.5pt" officeooo:rsid="000c7605" officeooo:paragraph-rsid="0014c8ad"/>
    </style:style>
    <style:style style:name="P3" style:family="paragraph" style:parent-style-name="Standard">
      <style:paragraph-properties fo:text-align="start" style:justify-single-word="false" style:writing-mode="lr-tb"/>
      <style:text-properties fo:color="#000000" loext:opacity="100%" style:font-name="sans-serif" fo:font-size="10pt" officeooo:rsid="000df812" officeooo:paragraph-rsid="0014c8ad" style:font-size-asian="10pt" style:font-size-complex="10pt"/>
    </style:style>
    <style:style style:name="P4" style:family="paragraph" style:parent-style-name="Standard">
      <style:paragraph-properties fo:text-align="start" style:justify-single-word="false" style:writing-mode="lr-tb"/>
      <style:text-properties fo:color="#000000" loext:opacity="100%" style:font-name="sans-serif" fo:font-size="12pt" fo:font-style="normal" officeooo:rsid="002122ab" officeooo:paragraph-rsid="0014c8ad" style:font-size-asian="12pt" style:font-style-asian="normal" style:font-size-complex="12pt" style:font-style-complex="normal"/>
    </style:style>
    <style:style style:name="P5" style:family="paragraph" style:parent-style-name="Standard">
      <style:paragraph-properties fo:text-align="start" style:justify-single-word="false" style:writing-mode="lr-tb"/>
      <style:text-properties fo:color="#000000" loext:opacity="100%" style:font-name="sans-serif" fo:font-size="12pt" fo:font-style="normal" officeooo:rsid="000df812" officeooo:paragraph-rsid="0014c8ad" style:font-size-asian="12pt" style:font-style-asian="normal" style:font-size-complex="12pt" style:font-style-complex="normal"/>
    </style:style>
    <style:style style:name="P6" style:family="paragraph" style:parent-style-name="Standard">
      <style:paragraph-properties fo:text-align="start" style:justify-single-word="false" style:writing-mode="lr-tb"/>
      <style:text-properties fo:color="#000000" loext:opacity="100%" style:font-name="sans-serif" fo:font-size="12pt" fo:font-style="normal" officeooo:rsid="0010560f" officeooo:paragraph-rsid="0014c8ad" style:font-size-asian="12pt" style:font-style-asian="normal" style:font-size-complex="12pt" style:font-style-complex="normal"/>
    </style:style>
    <style:style style:name="P7" style:family="paragraph" style:parent-style-name="Standard">
      <style:paragraph-properties fo:text-align="start" style:justify-single-word="false" style:writing-mode="lr-tb"/>
      <style:text-properties fo:color="#000000" loext:opacity="100%" style:font-name="sans-serif" fo:font-size="12pt" fo:font-style="normal" officeooo:rsid="0011837f" officeooo:paragraph-rsid="0014c8ad" style:font-size-asian="12pt" style:font-style-asian="normal" style:font-size-complex="12pt" style:font-style-complex="normal"/>
    </style:style>
    <style:style style:name="P8" style:family="paragraph" style:parent-style-name="Standard">
      <style:paragraph-properties fo:text-align="start" style:justify-single-word="false" style:writing-mode="lr-tb"/>
      <style:text-properties fo:color="#000000" loext:opacity="100%" style:font-name="sans-serif" fo:font-size="12pt" fo:font-style="normal" officeooo:rsid="0012d170" officeooo:paragraph-rsid="0014c8ad" style:font-size-asian="12pt" style:font-style-asian="normal" style:font-size-complex="12pt" style:font-style-complex="normal"/>
    </style:style>
    <style:style style:name="P9"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4c8ad" style:font-size-asian="12pt" style:font-style-asian="normal" style:font-size-complex="12pt" style:font-style-complex="normal"/>
    </style:style>
    <style:style style:name="P10" style:family="paragraph" style:parent-style-name="Standard">
      <style:paragraph-properties fo:text-align="start" style:justify-single-word="false" style:writing-mode="lr-tb"/>
      <style:text-properties fo:color="#000000" loext:opacity="100%" style:font-name="sans-serif" fo:font-size="12pt" fo:font-style="normal" officeooo:rsid="00157014" officeooo:paragraph-rsid="0014c8ad" style:font-size-asian="12pt" style:font-style-asian="normal" style:font-size-complex="12pt" style:font-style-complex="normal"/>
    </style:style>
    <style:style style:name="P11" style:family="paragraph" style:parent-style-name="Standard">
      <style:paragraph-properties fo:text-align="start" style:justify-single-word="false" style:writing-mode="lr-tb"/>
      <style:text-properties fo:color="#000000" loext:opacity="100%" style:font-name="sans-serif" fo:font-size="12pt" fo:font-style="normal" officeooo:rsid="0015adf7" officeooo:paragraph-rsid="0014c8ad" style:font-size-asian="12pt" style:font-style-asian="normal" style:font-size-complex="12pt" style:font-style-complex="normal"/>
    </style:style>
    <style:style style:name="P12" style:family="paragraph" style:parent-style-name="Standard">
      <style:paragraph-properties fo:text-align="start" style:justify-single-word="false" style:writing-mode="lr-tb"/>
      <style:text-properties fo:color="#000000" loext:opacity="100%" style:font-name="sans-serif" fo:font-size="12pt" fo:font-style="normal" officeooo:rsid="0015c463" officeooo:paragraph-rsid="0014c8ad" style:font-size-asian="12pt" style:font-style-asian="normal" style:font-size-complex="12pt" style:font-style-complex="normal"/>
    </style:style>
    <style:style style:name="P13" style:family="paragraph" style:parent-style-name="Standard">
      <style:paragraph-properties fo:text-align="start" style:justify-single-word="false" style:writing-mode="lr-tb"/>
      <style:text-properties fo:color="#000000" loext:opacity="100%" style:font-name="sans-serif" fo:font-size="12pt" fo:font-style="normal" officeooo:rsid="0022c591" officeooo:paragraph-rsid="0014c8ad" style:font-size-asian="12pt" style:font-style-asian="normal" style:font-size-complex="12pt" style:font-style-complex="normal"/>
    </style:style>
    <style:style style:name="P14" style:family="paragraph" style:parent-style-name="Standard">
      <style:paragraph-properties fo:text-align="start" style:justify-single-word="false" style:writing-mode="lr-tb"/>
      <style:text-properties fo:color="#000000" loext:opacity="100%" style:font-name="sans-serif" fo:font-size="12pt" fo:font-style="normal" officeooo:rsid="0028b7a9" officeooo:paragraph-rsid="0014c8ad" style:font-size-asian="12pt" style:font-style-asian="normal" style:font-size-complex="12pt" style:font-style-complex="normal"/>
    </style:style>
    <style:style style:name="P15" style:family="paragraph" style:parent-style-name="Standard">
      <style:paragraph-properties fo:text-align="start" style:justify-single-word="false" style:writing-mode="lr-tb"/>
      <style:text-properties fo:color="#000000" loext:opacity="100%" style:font-name="sans-serif" fo:font-size="12pt" fo:font-style="normal" officeooo:rsid="0016d007" officeooo:paragraph-rsid="0014c8ad" style:font-size-asian="12pt" style:font-style-asian="normal" style:font-size-complex="12pt" style:font-style-complex="normal"/>
    </style:style>
    <style:style style:name="P16" style:family="paragraph" style:parent-style-name="Standard">
      <style:paragraph-properties fo:text-align="start" style:justify-single-word="false" style:writing-mode="lr-tb"/>
      <style:text-properties fo:color="#000000" loext:opacity="100%" style:font-name="sans-serif" fo:font-size="12pt" fo:font-style="normal" officeooo:rsid="0015ee74" officeooo:paragraph-rsid="0015ee74" style:font-size-asian="12pt" style:font-style-asian="normal" style:font-size-complex="12pt" style:font-style-complex="normal"/>
    </style:style>
    <style:style style:name="P17" style:family="paragraph" style:parent-style-name="Standard">
      <style:paragraph-properties fo:text-align="start" style:justify-single-word="false" style:writing-mode="lr-tb"/>
      <style:text-properties fo:color="#000000" loext:opacity="100%" style:font-name="sans-serif" fo:font-size="12pt" fo:font-style="normal" officeooo:rsid="0016d1f1" officeooo:paragraph-rsid="0016d1f1" style:font-size-asian="12pt" style:font-style-asian="normal" style:font-size-complex="12pt" style:font-style-complex="normal"/>
    </style:style>
    <style:style style:name="P18" style:family="paragraph" style:parent-style-name="Standard">
      <style:paragraph-properties fo:text-align="start" style:justify-single-word="false" style:writing-mode="lr-tb"/>
      <style:text-properties fo:color="#000000" loext:opacity="100%" style:font-name="sans-serif" fo:font-size="18pt" fo:font-style="normal" fo:font-weight="bold" officeooo:rsid="0016f98c" officeooo:paragraph-rsid="0014c8ad" style:font-size-asian="15.75pt" style:font-style-asian="normal" style:font-weight-asian="bold" style:font-size-complex="18pt" style:font-style-complex="normal" style:font-weight-complex="bold"/>
    </style:style>
    <style:style style:name="P19" style:family="paragraph" style:parent-style-name="Standard">
      <style:paragraph-properties fo:text-align="start" style:justify-single-word="false" style:writing-mode="lr-tb"/>
      <style:text-properties fo:color="#c9211e" loext:opacity="100%" style:font-name="sans-serif" fo:font-size="14pt" officeooo:rsid="001a5150" officeooo:paragraph-rsid="0014c8ad" style:font-size-asian="14pt" style:font-size-complex="14pt"/>
    </style:style>
    <style:style style:name="P20" style:family="paragraph" style:parent-style-name="Standard">
      <style:paragraph-properties fo:text-align="center" style:justify-single-word="false" style:writing-mode="lr-tb"/>
      <style:text-properties fo:color="#c9211e" loext:opacity="100%" style:font-name="sans-serif" fo:font-size="14pt" officeooo:rsid="001a5150" officeooo:paragraph-rsid="0014c8ad" style:font-size-asian="14pt" style:font-size-complex="14pt"/>
    </style:style>
    <style:style style:name="P21" style:family="paragraph" style:parent-style-name="Standard">
      <style:paragraph-properties fo:text-align="start" style:justify-single-word="false" style:writing-mode="lr-tb"/>
      <style:text-properties fo:color="#c9211e" loext:opacity="100%" style:font-name="sans-serif" fo:font-size="14pt" officeooo:rsid="000df812" officeooo:paragraph-rsid="0014c8ad" style:font-size-asian="14pt" style:font-size-complex="14pt"/>
    </style:style>
    <style:style style:name="P22" style:family="paragraph" style:parent-style-name="Standard">
      <style:paragraph-properties fo:text-align="start" style:justify-single-word="false" style:writing-mode="lr-tb"/>
      <style:text-properties fo:color="#c9211e" loext:opacity="100%" style:font-name="sans-serif" fo:font-size="14pt" fo:font-style="italic" style:text-underline-style="solid" style:text-underline-width="auto" style:text-underline-color="font-color" officeooo:rsid="0012d170" officeooo:paragraph-rsid="0014c8ad" style:font-size-asian="14pt" style:font-style-asian="italic" style:font-size-complex="14pt" style:font-style-complex="italic"/>
    </style:style>
    <style:style style:name="P23" style:family="paragraph" style:parent-style-name="Standard">
      <style:paragraph-properties fo:text-align="start" style:justify-single-word="false" style:writing-mode="lr-tb"/>
      <style:text-properties officeooo:rsid="000df812" officeooo:paragraph-rsid="0014c8ad"/>
    </style:style>
    <style:style style:name="P24" style:family="paragraph" style:parent-style-name="Standard">
      <style:paragraph-properties fo:text-align="start" style:justify-single-word="false" style:writing-mode="lr-tb"/>
      <style:text-properties officeooo:rsid="0010560f" officeooo:paragraph-rsid="0014c8ad"/>
    </style:style>
    <style:style style:name="P25" style:family="paragraph" style:parent-style-name="Standard">
      <style:paragraph-properties fo:text-align="start" style:justify-single-word="false" style:writing-mode="lr-tb"/>
      <style:text-properties officeooo:rsid="0011837f" officeooo:paragraph-rsid="0014c8ad"/>
    </style:style>
    <style:style style:name="P26" style:family="paragraph" style:parent-style-name="Standard">
      <style:paragraph-properties fo:text-align="start" style:justify-single-word="false" style:writing-mode="lr-tb"/>
      <style:text-properties officeooo:rsid="0012a41d" officeooo:paragraph-rsid="0014c8ad"/>
    </style:style>
    <style:style style:name="P27" style:family="paragraph" style:parent-style-name="Standard">
      <style:paragraph-properties fo:text-align="start" style:justify-single-word="false" style:writing-mode="lr-tb"/>
      <style:text-properties officeooo:rsid="0012d170" officeooo:paragraph-rsid="0014c8ad"/>
    </style:style>
    <style:style style:name="P28" style:family="paragraph" style:parent-style-name="Standard">
      <style:paragraph-properties fo:text-align="start" style:justify-single-word="false" style:writing-mode="lr-tb"/>
      <style:text-properties officeooo:rsid="00157014" officeooo:paragraph-rsid="0014c8ad"/>
    </style:style>
    <style:style style:name="P29" style:family="paragraph" style:parent-style-name="Standard">
      <style:paragraph-properties fo:text-align="start" style:justify-single-word="false" style:writing-mode="lr-tb"/>
      <style:text-properties officeooo:rsid="0015adf7" officeooo:paragraph-rsid="0014c8ad"/>
    </style:style>
    <style:style style:name="P30" style:family="paragraph" style:parent-style-name="Standard">
      <style:paragraph-properties fo:text-align="start" style:justify-single-word="false" style:writing-mode="lr-tb"/>
      <style:text-properties officeooo:rsid="001d7dcf" officeooo:paragraph-rsid="0014c8ad"/>
    </style:style>
    <style:style style:name="P31" style:family="paragraph" style:parent-style-name="Standard">
      <style:paragraph-properties fo:text-align="start" style:justify-single-word="false" style:writing-mode="lr-tb"/>
      <style:text-properties officeooo:rsid="0016d007" officeooo:paragraph-rsid="0014c8ad"/>
    </style:style>
    <style:style style:name="T1" style:family="text">
      <style:text-properties officeooo:rsid="001a5150"/>
    </style:style>
    <style:style style:name="T2" style:family="text">
      <style:text-properties fo:color="#000000" loext:opacity="100%" style:font-name="sans-serif" fo:font-size="12pt" style:font-size-asian="10.5pt" style:font-size-complex="12pt"/>
    </style:style>
    <style:style style:name="T3" style:family="text">
      <style:text-properties fo:color="#000000" loext:opacity="100%" style:font-name="sans-serif" fo:font-size="12pt" officeooo:rsid="001a5150" style:font-size-asian="10.5pt" style:font-size-complex="12pt"/>
    </style:style>
    <style:style style:name="T4" style:family="text">
      <style:text-properties fo:color="#000000" loext:opacity="100%" style:font-name="sans-serif" fo:font-size="12pt" fo:font-style="italic" style:font-size-asian="10.5pt" style:font-style-asian="italic" style:font-size-complex="12pt" style:font-style-complex="italic"/>
    </style:style>
    <style:style style:name="T5" style:family="text">
      <style:text-properties fo:color="#000000" loext:opacity="100%" style:font-name="sans-serif" fo:font-size="12pt" fo:font-style="normal" style:font-size-asian="12pt" style:font-style-asian="normal" style:font-size-complex="12pt" style:font-style-complex="normal"/>
    </style:style>
    <style:style style:name="T6" style:family="text">
      <style:text-properties fo:color="#000000" loext:opacity="100%" style:font-name="sans-serif" fo:font-size="12pt" fo:font-style="normal" officeooo:rsid="000f0f23" style:font-size-asian="12pt" style:font-style-asian="normal" style:font-size-complex="12pt" style:font-style-complex="normal"/>
    </style:style>
    <style:style style:name="T7" style:family="text">
      <style:text-properties fo:color="#000000" loext:opacity="100%" style:font-name="sans-serif" fo:font-size="12pt" fo:font-style="normal" officeooo:rsid="001a5150" style:font-size-asian="12pt" style:font-style-asian="normal" style:font-size-complex="12pt" style:font-style-complex="normal"/>
    </style:style>
    <style:style style:name="T8" style:family="text">
      <style:text-properties fo:color="#000000" loext:opacity="100%" style:font-name="sans-serif" fo:font-size="12pt" fo:font-style="normal" officeooo:rsid="0011837f" style:font-size-asian="12pt" style:font-style-asian="normal" style:font-size-complex="12pt" style:font-style-complex="normal"/>
    </style:style>
    <style:style style:name="T9" style:family="text">
      <style:text-properties fo:color="#000000" loext:opacity="100%" style:font-name="sans-serif" fo:font-size="12pt" fo:font-style="normal" officeooo:rsid="0010560f" style:font-size-asian="12pt" style:font-style-asian="normal" style:font-size-complex="12pt" style:font-style-complex="normal"/>
    </style:style>
    <style:style style:name="T10" style:family="text">
      <style:text-properties fo:color="#000000" loext:opacity="100%" style:font-name="sans-serif" fo:font-size="12pt" fo:font-style="normal" officeooo:rsid="0012a41d" style:font-size-asian="12pt" style:font-style-asian="normal" style:font-size-complex="12pt" style:font-style-complex="normal"/>
    </style:style>
    <style:style style:name="T11" style:family="text">
      <style:text-properties fo:color="#000000" loext:opacity="100%" style:font-name="sans-serif" fo:font-size="12pt" fo:font-style="normal" officeooo:rsid="001d7dcf" style:font-size-asian="12pt" style:font-style-asian="normal" style:font-size-complex="12pt" style:font-style-complex="normal"/>
    </style:style>
    <style:style style:name="T12" style:family="text">
      <style:text-properties fo:color="#000000" loext:opacity="100%" style:font-name="sans-serif" fo:font-size="12pt" fo:font-style="normal" officeooo:rsid="0012d170" style:font-size-asian="12pt" style:font-style-asian="normal" style:font-size-complex="12pt" style:font-style-complex="normal"/>
    </style:style>
    <style:style style:name="T13" style:family="text">
      <style:text-properties fo:color="#000000" loext:opacity="100%" style:font-name="sans-serif" fo:font-size="12pt" fo:font-style="normal" officeooo:rsid="001be640" style:font-size-asian="12pt" style:font-style-asian="normal" style:font-size-complex="12pt" style:font-style-complex="normal"/>
    </style:style>
    <style:style style:name="T14" style:family="text">
      <style:text-properties fo:color="#000000" loext:opacity="100%" style:font-name="sans-serif" fo:font-size="12pt" fo:font-style="normal" officeooo:rsid="0026f30f" style:font-size-asian="12pt" style:font-style-asian="normal" style:font-size-complex="12pt" style:font-style-complex="normal"/>
    </style:style>
    <style:style style:name="T15" style:family="text">
      <style:text-properties fo:color="#000000" loext:opacity="100%" style:font-name="sans-serif" fo:font-size="12pt" fo:font-style="normal" officeooo:rsid="0014226a" style:font-size-asian="12pt" style:font-style-asian="normal" style:font-size-complex="12pt" style:font-style-complex="normal"/>
    </style:style>
    <style:style style:name="T16" style:family="text">
      <style:text-properties fo:color="#000000" loext:opacity="100%" style:font-name="sans-serif" fo:font-size="12pt" fo:font-style="normal" officeooo:rsid="001c03c9" style:font-size-asian="12pt" style:font-style-asian="normal" style:font-size-complex="12pt" style:font-style-complex="normal"/>
    </style:style>
    <style:style style:name="T17" style:family="text">
      <style:text-properties fo:color="#000000" loext:opacity="100%" style:font-name="sans-serif" fo:font-size="12pt" fo:font-style="normal" officeooo:rsid="002122ab" style:font-size-asian="12pt" style:font-style-asian="normal" style:font-size-complex="12pt" style:font-style-complex="normal"/>
    </style:style>
    <style:style style:name="T18" style:family="text">
      <style:text-properties fo:color="#000000" loext:opacity="100%" style:font-name="sans-serif" fo:font-size="12pt" fo:font-style="normal" officeooo:rsid="00157014" style:font-size-asian="12pt" style:font-style-asian="normal" style:font-size-complex="12pt" style:font-style-complex="normal"/>
    </style:style>
    <style:style style:name="T19" style:family="text">
      <style:text-properties fo:color="#000000" loext:opacity="100%" style:font-name="sans-serif" fo:font-size="12pt" fo:font-style="normal" officeooo:rsid="0015adf7" style:font-size-asian="12pt" style:font-style-asian="normal" style:font-size-complex="12pt" style:font-style-complex="normal"/>
    </style:style>
    <style:style style:name="T20" style:family="text">
      <style:text-properties fo:color="#000000" loext:opacity="100%" style:font-name="sans-serif" fo:font-size="12pt" fo:font-style="normal" officeooo:rsid="001f4d4a" style:font-size-asian="12pt" style:font-style-asian="normal" style:font-size-complex="12pt" style:font-style-complex="normal"/>
    </style:style>
    <style:style style:name="T21" style:family="text">
      <style:text-properties fo:color="#000000" loext:opacity="100%" style:font-name="sans-serif" fo:font-size="12pt" fo:font-style="normal" officeooo:rsid="0016f98c" style:font-size-asian="12pt" style:font-style-asian="normal" style:font-size-complex="12pt" style:font-style-complex="normal"/>
    </style:style>
    <style:style style:name="T22" style:family="text">
      <style:text-properties fo:color="#000000" loext:opacity="100%" style:font-name="sans-serif" fo:font-size="12pt" fo:font-style="normal" officeooo:rsid="0027e437" style:font-size-asian="12pt" style:font-style-asian="normal" style:font-size-complex="12pt" style:font-style-complex="normal"/>
    </style:style>
    <style:style style:name="T23" style:family="text">
      <style:text-properties fo:color="#000000" loext:opacity="100%" style:font-name="sans-serif" fo:font-size="12pt" fo:font-style="normal" officeooo:rsid="0015c463" style:font-size-asian="12pt" style:font-style-asian="normal" style:font-size-complex="12pt" style:font-style-complex="normal"/>
    </style:style>
    <style:style style:name="T24" style:family="text">
      <style:text-properties fo:color="#000000" loext:opacity="100%" style:font-name="sans-serif" fo:font-size="12pt" fo:font-style="normal" officeooo:rsid="0017a69c" style:font-size-asian="12pt" style:font-style-asian="normal" style:font-size-complex="12pt" style:font-style-complex="normal"/>
    </style:style>
    <style:style style:name="T25" style:family="text">
      <style:text-properties fo:color="#000000" loext:opacity="100%" style:font-name="sans-serif" fo:font-size="12pt" fo:font-style="normal" officeooo:rsid="00192541" style:font-size-asian="12pt" style:font-style-asian="normal" style:font-size-complex="12pt" style:font-style-complex="normal"/>
    </style:style>
    <style:style style:name="T26" style:family="text">
      <style:text-properties fo:color="#000000" loext:opacity="100%" style:font-name="sans-serif" fo:font-size="12pt" fo:font-style="normal" officeooo:rsid="00199c69" style:font-size-asian="12pt" style:font-style-asian="normal" style:font-size-complex="12pt" style:font-style-complex="normal"/>
    </style:style>
    <style:style style:name="T27" style:family="text">
      <style:text-properties fo:color="#000000" loext:opacity="100%" style:font-name="sans-serif" fo:font-size="13.5pt" fo:font-style="italic" style:font-size-asian="10.5pt" style:font-style-asian="italic" style:font-size-complex="12pt" style:font-style-complex="italic"/>
    </style:style>
    <style:style style:name="T28" style:family="text">
      <style:text-properties officeooo:rsid="00250fc6"/>
    </style:style>
    <style:style style:name="T29" style:family="text">
      <style:text-properties officeooo:rsid="001f4d4a"/>
    </style:style>
    <style:style style:name="T30" style:family="text">
      <style:text-properties officeooo:rsid="001be640"/>
    </style:style>
    <style:style style:name="T31" style:family="text">
      <style:text-properties officeooo:rsid="001c03c9"/>
    </style:style>
    <style:style style:name="T32" style:family="text">
      <style:text-properties officeooo:rsid="0026f30f"/>
    </style:style>
    <style:style style:name="T33" style:family="text">
      <style:text-properties officeooo:rsid="0027e437"/>
    </style:style>
    <style:style style:name="T34" style:family="text">
      <style:text-properties officeooo:rsid="001d7dcf"/>
    </style:style>
    <style:style style:name="T35" style:family="text">
      <style:text-properties officeooo:rsid="002122ab"/>
    </style:style>
    <style:style style:name="T36" style:family="text">
      <style:text-properties officeooo:rsid="00192541"/>
    </style:style>
    <style:style style:name="T37" style:family="text">
      <style:text-properties officeooo:rsid="00199c69"/>
    </style:style>
    <style:style style:name="T38" style:family="text">
      <style:text-properties officeooo:rsid="001b90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Université de Paris <text:tab/><text:tab/><text:tab/><text:tab/><text:tab/><text:tab/><text:tab/><text:tab/><text:tab/>Rodriguez Lucas Licence 2 INFO <text:span text:style-name="T1">4</text:span><text:tab/><text:tab/><text:tab/><text:tab/><text:tab/><text:tab/><text:tab/><text:tab/><text:tab/>Martineau Clément</text:p>
      <text:p text:style-name="P19"/>
      <text:p text:style-name="P20">Rapport du projet de POOIG</text:p>
      <text:p text:style-name="P21"/>
      <text:p text:style-name="P23"><text:span text:style-name="T2"><text:tab/>En cette année 2021-2022, nous avons eu comme devoir un projet de </text:span><text:span text:style-name="T3">J</text:span><text:span text:style-name="T2">ava visant à re-créer le jeu de plateau </text:span><text:span text:style-name="T4">Catan.</text:span><text:span text:style-name="T27"> </text:span><text:span text:style-name="T5">Avec le sujet était fourni un cahier des charges. Nous allons ci-dessous vous expliquer ce que nous avons pu, et n’avons pas pu faire, ainsi que les différentes difficultés.</text:span></text:p>
      <text:p text:style-name="P4">Tout d’abord nous nous so<text:span text:style-name="T28">m</text:span>mes concertés pour donner un nom original a notre projet : Pemukin Catania. Il s’agit de la traduction littérale des « Colons de Catan » en javanais. Un langage parlé sur l’île de Java en Indonésie.</text:p>
      <text:p text:style-name="P5"/>
      <text:p text:style-name="P22"><text:span text:style-name="T29">1</text:span>. <text:span text:style-name="T29">Accueil et paramétrage</text:span></text:p>
      <text:p text:style-name="P22"/>
      <text:p text:style-name="P23"><text:span text:style-name="T5"><text:tab/>Nous avons développé un enviro</text:span><text:span text:style-name="T6">n</text:span><text:span text:style-name="T5">nement d’accueil terminal qui permet de choisir de jouer au jeu dans sa version terminale (nous utiliserons le terme cli) ou dans sa version graphique (nous utiliserons le terme gui). </text:span><text:span text:style-name="T6">Il s’agit d’un simple scanner laissant le choix entre 1</text:span><text:span text:style-name="T7">=</text:span><text:span text:style-name="T6">gui et le reste=cli. Dans ces deux versions, on demande au créateur de la partie de choisir le nombre de joueur ou le type de joueur. Si le joueur n’est pas une IA, on demandera au créateur de choisi</text:span><text:span text:style-name="T8">r</text:span><text:span text:style-name="T6"> la couleur de ce joueur. </text:span><text:span text:style-name="T26">P</text:span><text:span text:style-name="T9">ar souci d’affichage dans la cli (puisque nous utilisons des lettres pour symboliser les villes, routes etc), nous avons décidé de limiter les couleurs a 4.</text:span></text:p>
      <text:p text:style-name="P6"/>
      <text:p text:style-name="P22"><text:span text:style-name="T29">2</text:span>. <text:span text:style-name="T29">Plateau de jeu</text:span></text:p>
      <text:p text:style-name="P22"/>
      <text:p text:style-name="P24"><text:span text:style-name="T5"><text:tab/>Après cela un plateau de jeu est crée automatiquement. </text:span><text:span text:style-name="T8">L</text:span><text:span text:style-name="T5">e plateau est composé de 4 × 4 cases, elles-mêmes composées </text:span><text:span text:style-name="T10">d’un attribut port, d’un id, d’une ressource </text:span><text:span text:style-name="T11">ainsi que</text:span><text:span text:style-name="T10"> </text:span><text:span text:style-name="T5">de 4 villes </text:span><text:span text:style-name="T8">et 4 routes. </text:span><text:span text:style-name="T11">C</text:span><text:span text:style-name="T10">es attributs </text:span><text:span text:style-name="T11">(villes et routes)</text:span><text:span text:style-name="T10"> sont initialisés </text:span><text:span text:style-name="T11">à</text:span><text:span text:style-name="T10"> la valeur null ou comme ayant un propriétaire null. </text:span><text:span text:style-name="T8">Nous avons décidé de cette implémentation car pour construire un monument, il suffit de changer son propriétaire, </text:span><text:span text:style-name="T7">cela nous permet d’éviter de créer un nouvel objet à chaque construction.</text:span></text:p>
      <text:p text:style-name="P7"/>
      <text:p text:style-name="P25"><text:span text:style-name="T12">U</text:span><text:span text:style-name="T5">ne route étant </text:span><text:span text:style-name="T13">à</text:span><text:span text:style-name="T5"> la jonction de 2 cases, nous avons </text:span><text:span text:style-name="T14">fait</text:span><text:span text:style-name="T5"> pointer la route commune a un seul et même objet route. De la même manière, une </text:span><text:span text:style-name="T13">colonie</text:span><text:span text:style-name="T5"> a 4 cases qui </text:span><text:span text:style-name="T13">partagent la référence</text:span><text:span text:style-name="T5">.</text:span></text:p>
      <text:p text:style-name="P7"/>
      <text:p text:style-name="P26"><text:span text:style-name="T5">Chaque case se voit assigner un id et une ressource selon les règles du jeu. </text:span><text:span text:style-name="T12">Le voleur est placé sur la case 7 </text:span><text:span text:style-name="T13">à l’initialisation </text:span><text:span text:style-name="T14">située aléatoirement sur l’une des 4 cases au centre du plateau</text:span><text:span text:style-name="T13">. </text:span><text:span text:style-name="T14">Chaque ressource est attribuée au maximum 3 fois, la disposition change à chaque lancement</text:span><text:span text:style-name="T11"> </text:span><text:span text:style-name="T14">d’une partie.</text:span></text:p>
      <text:p text:style-name="P8"/>
      <text:p text:style-name="P8">Les ports sont créés toutes les deux cases toujours en respectant la disposition du plateau selon les règles du jeu. <text:span text:style-name="T30">Chaque ressource présente dans le jeu aura son port respectif avec un taux de 2 pour 1 placé de manière aléatoire, le reste des ports auront le taux habituel.</text:span></text:p>
      <text:p text:style-name="P8"><text:soft-page-break/></text:p>
      <text:p text:style-name="P22">3. L’implémentation de toutes les règles du jeu</text:p>
      <text:p text:style-name="P22"/>
      <text:p text:style-name="P8"><text:tab/>Voici une liste exhaustive des règles et de la manière dont elles ont été implémentées :</text:p>
      <text:p text:style-name="P8"/>
      <text:p text:style-name="P27"><text:span text:style-name="T5">- </text:span><text:span text:style-name="T15">La partie commence avec l’initialisation. Chaque joueur doit construire une colonie puis une route adjacente </text:span><text:span text:style-name="T13">à</text:span><text:span text:style-name="T15"> la colonie chacun son tour, puis de nouveau dans l’ordre inverse. </text:span><text:span text:style-name="T16">I</text:span><text:span text:style-name="T15">l choisit l’emplacement via la vue, </text:span><text:span text:style-name="T16">s</text:span><text:span text:style-name="T15">i l’emplacement n’est pas bon, </text:span><text:span text:style-name="T16">à</text:span><text:span text:style-name="T15"> cause de la règle de distance, ou que la réponse n’est pas celle attendue, alors on redemande au joueur jusqu’</text:span><text:span text:style-name="T17">à</text:span><text:span text:style-name="T15"> obtenir une réponse v</text:span><text:span text:style-name="T16">alable</text:span><text:span text:style-name="T15">.</text:span></text:p>
      <text:p text:style-name="P9"/>
      <text:p text:style-name="P9">- <text:span text:style-name="T31">L</text:span>e début du tour est symbolisé par un lancer de dé.</text:p>
      <text:p text:style-name="P9"/>
      <text:p text:style-name="P9">- Si le dé tombe sur 7, une procédure spéciale est lancée : Le joueur dont c’est le tour choisi ou déplacer le voleur sur une autre case. Si jamais il y a une ou plusieurs colonie/ville appartenant <text:span text:style-name="T32">à</text:span> d’autres joueurs, alors il peut choisir un joueur <text:span text:style-name="T37">à</text:span> qui sera volé une ressource aléatoire. Tous les joueurs ayant plus de 7 ressources doivent en supprimer la moitié.</text:p>
      <text:p text:style-name="P9"/>
      <text:p text:style-name="P27"><text:span text:style-name="T15">- </text:span><text:span text:style-name="T18">Sinon les joueurs possédant une colonie ou une ville sur une case dont l’id est égale au numéro du </text:span><text:span text:style-name="T14">total des </text:span><text:span text:style-name="T18">dé</text:span><text:span text:style-name="T14">s</text:span><text:span text:style-name="T18"> reçoivent respectivement une et deux ressources correspondant a la case, et ceci par colonie/ville.</text:span></text:p>
      <text:p text:style-name="P10"/>
      <text:p text:style-name="P10">- Le joueur dont c’est le tour doit ensuite choisir des actions parmi les suivantes :</text:p>
      <text:p text:style-name="P10"/>
      <text:p text:style-name="P10"><text:tab/>1) Échanger avec la banque <text:span text:style-name="T31">ou avec un </text:span>port <text:span text:style-name="T31">s’il en possède un ou plusieurs</text:span>.</text:p>
      <text:p text:style-name="P28"><text:span text:style-name="T5"><text:tab/><text:tab/></text:span><text:span text:style-name="T19">Pour les échanges, le joueur doit préciser la ressource qu’il souhaite <text:tab/><text:tab/>échanger et celle qu’il souhaite recevoir. L’échange est validé si la ressource <text:tab/>échangée est la même que celle du port 2:1 et que le joueur a les <text:tab/>ressources nécessaires a l’échange.(S’il ne s’agit pas d’un port 2:1 mais <text:tab/>d’un échange sans port en en 3:1, alors on vérifie juste que </text:span><text:span text:style-name="T20">l</text:span><text:span text:style-name="T19">e joueur a les <text:tab/></text:span><text:span text:style-name="T20">r</text:span><text:span text:style-name="T19">essources nécessaires.)</text:span></text:p>
      <text:p text:style-name="P11"/>
      <text:p text:style-name="P10"><text:tab/>2) Construire une colonie.</text:p>
      <text:p text:style-name="P29"><text:span text:style-name="T5"><text:tab/><text:tab/>La construction d’une colonie est validée si </text:span><text:span text:style-name="T21">le joueur a les ressources <text:tab/>nécessaires, que la règle de distance est respectée et que la colonie n’appartient pas déjà </text:span><text:span text:style-name="T16">à</text:span><text:span text:style-name="T21"> un autre joueur.</text:span></text:p>
      <text:p text:style-name="P11"/>
      <text:p text:style-name="P10"><text:tab/>3) Construire une route.</text:p>
      <text:p text:style-name="P28"><text:span text:style-name="T5"><text:tab/><text:tab/>La construction d’une route est validée si le joueur </text:span><text:span text:style-name="T16">dispose des <text:tab/></text:span><text:span text:style-name="T5">ressources suffisantes, </text:span><text:span text:style-name="T19">si la route en question n’appartient pas déjà à un <text:tab/>autre joueur, ou encore s’il y a bien une route ou une colonie appartenant <text:tab/>au joueur qui serait adjacente. Pour cette dernière règle, nous avons décidé <text:tab/></text:span><text:span text:style-name="T20">l</text:span><text:span text:style-name="T19">ors de la création de toutes les routes (ayant un propriétaire null a <text:tab/>l’initialisation) d’ajouter un attribut </text:span><text:span text:style-name="T17">H</text:span><text:span text:style-name="T19">ashMap avec les routes adjacentes, <text:tab/>ainsi qu’un avec les villes/colonies voisines.</text:span></text:p>
      <text:p text:style-name="P11"/>
      <text:p text:style-name="P10"><text:tab/>4) Construire une ville.</text:p>
      <text:p text:style-name="P28"><text:soft-page-break/><text:span text:style-name="T5"><text:tab/><text:tab/></text:span><text:span text:style-name="T19">La construction d’une ville est validée si le joueur a les ressources <text:tab/>nécessaires et que la colonie sélectionnée lui appartient.</text:span></text:p>
      <text:p text:style-name="P11"/>
      <text:p text:style-name="P10"><text:tab/>5) <text:span text:style-name="T31">A</text:span>cheter une carte de développement.</text:p>
      <text:p text:style-name="P30"><text:span text:style-name="T5"><text:tab/><text:tab/>On </text:span><text:span text:style-name="T22">v</text:span><text:span text:style-name="T5">érifie d’abord que le joueur a les ressources suffisantes pour <text:tab/>acheter sa carte. Le</text:span><text:span text:style-name="T19"> joueur reçoit une </text:span><text:span text:style-name="T23">carte aléatoire </text:span><text:span text:style-name="T5">qu’il ne peut jouer qu’a <text:tab/>partir du tour suivant.</text:span></text:p>
      <text:p text:style-name="P12"/>
      <text:p text:style-name="P10"><text:tab/>6) <text:span text:style-name="T31">U</text:span>tiliser une carte de développement.</text:p>
      <text:p text:style-name="P28"><text:span text:style-name="T5"><text:tab/><text:tab/></text:span><text:span text:style-name="T23">On vérifie que le joueur possède la carte, </text:span><text:span text:style-name="T22">qu’il ne vient pas de <text:tab/>l’acheter pendant le tour (sauf pour la carte Point de victoire)</text:span><text:span text:style-name="T23"> et qu’il n’a pas <text:tab/>déjà joué une carte pendant son tour. </text:span><text:span text:style-name="T11">Nous avons implémenté toutes les <text:tab/>cartes développement du jeu.</text:span></text:p>
      <text:p text:style-name="P10"/>
      <text:p text:style-name="P10"><text:tab/>7) <text:span text:style-name="T33">A</text:span>fficher le plateau, <text:span text:style-name="T31">les informations du joueur</text:span>, ou le prix des constructions.</text:p>
      <text:p text:style-name="P28"><text:span text:style-name="T5"><text:tab/><text:tab/></text:span><text:span text:style-name="T23">Nous avons jugé ces actions utiles lors du développement et nous <text:tab/>sommes di</text:span><text:span text:style-name="T25">s</text:span><text:span text:style-name="T23"> qu’elles permettaient de rendre les parties plus fluides et <text:tab/>agréables.</text:span></text:p>
      <text:p text:style-name="P10"/>
      <text:p text:style-name="P10"><text:tab/>8) <text:span text:style-name="T33">F</text:span>inir son tour.</text:p>
      <text:p text:style-name="P12"><text:tab/><text:tab/>Puisque les joueurs peuvent réaliser autant d’actions qu’ils veulent <text:tab/>pendant leur tour, nous avons décidé qu’il faudrait valider la fin du tour pour <text:tab/>qu’il se termine.</text:p>
      <text:p text:style-name="P12"/>
      <text:p text:style-name="P10"/>
      <text:p text:style-name="P10">- Malheureusement nous n’avons pas implémenté la règle de la route la plus longue. Après de nombreuses tentatives infructueuses, nous nous sommes rendu compte qu’il fallait modifier l’implémentation de nos routes pour les compter ou alors ajouter des attributs ne servant qu’au comptage. Pris par le temps nous avons priorisé d’autres points sur le projet.</text:p>
      <text:p text:style-name="P10"/>
      <text:p text:style-name="P10">- A <text:span text:style-name="T34">la fin </text:span><text:span text:style-name="T31">du </text:span>tour on vérifie quel joueur a la plus grande armée.</text:p>
      <text:p text:style-name="P12">Pour cela chaque joueur a en attribut un compteur de chevalier<text:span text:style-name="T33">s</text:span> joué<text:span text:style-name="T33">s</text:span>. A chaque tour nous comparons ces compteurs pour voir si un autre joueur <text:span text:style-name="T33">en a joué plus</text:span>. <text:span text:style-name="T31">Le joueur possédant la carte la perd ainsi que les points qu’elle </text:span><text:span text:style-name="T33">procurait</text:span><text:span text:style-name="T31">, elle est ensuite transmise à l’autre joueur.</text:span></text:p>
      <text:p text:style-name="P10"/>
      <text:p text:style-name="P12">- Ensuite, on vérifie si le joueur dont c’est le tour a gagné la partie. Si c’est le cas on arrête. Sinon, c’est au tour du joueur suivant.</text:p>
      <text:p text:style-name="P10"/>
      <text:p text:style-name="P10"/>
      <text:p text:style-name="P22"><text:span text:style-name="T29">4</text:span>. <text:span text:style-name="T29">IA et Humain</text:span></text:p>
      <text:p text:style-name="P22"/>
      <text:p text:style-name="P12"><text:tab/>Comme dit précédemment il existe donc deux types de joueurs, les humains, et les <text:span text:style-name="T33">robots</text:span>. Les humains sont maîtres de leurs décisions, tandis que les bots font des actions aléatoires. <text:span text:style-name="T34">Les IA ont le choix entre 6 actions, nous avons choisi que le Bot recevra un nombre aléatoire entre </text:span><text:span text:style-name="T29">0</text:span><text:span text:style-name="T34"> et 1</text:span><text:span text:style-name="T29">1</text:span><text:span text:style-name="T34">. Cela nous permet de ré-équilibrer les probabilités de chaque action, pour éviter qu’il n’y ait que des routes qui soient construites. (voir code pour plus de détails).</text:span></text:p>
      <text:p text:style-name="P13">Il est possible de lancer une partie avec uniquement des bots sans que celle-ci se bloque. Elle arrive normalement à une fin.</text:p>
      <text:p text:style-name="P12"/>
      <text:p text:style-name="P22"><text:span text:style-name="T35">5</text:span>. <text:span text:style-name="T35">Mode graphique et mode texte (Gui et Cli)</text:span></text:p>
      <text:p text:style-name="P22"><text:soft-page-break/></text:p>
      <text:p text:style-name="P31"><text:span text:style-name="T5"><text:tab/>Nous avions comme objectif initial de faire une seule fonction de lancement du jeu, qui marcherait peu importe la vue utilisée (la gui ou la cli), cela aurait dû être possible grâce a l’interface commune </text:span><text:span text:style-name="T17">à</text:span><text:span text:style-name="T5"> ces deux versions. </text:span><text:span text:style-name="T24">N’ayant initialement pas compris cet objectif, nous avons dû refaire la vue depuis le début et modifier toutes les méthodes qui demandent des données au joueur.</text:span></text:p>
      <text:p text:style-name="P15"/>
      <text:p text:style-name="P14">Le jeu se lance tout de même avec un seul lanceur, dans le cas de la version Cli on lance une fonction qui gère les tours via une boucle while, pour la Gui la gestion des tours est gérée dans le lanceur par une référence au joueur courant, et un index pour connaître notre position dans le tableau.</text:p>
      <text:p text:style-name="P14">Une fonction permet d’attribuer le premier joueur de la partie et deux autres pour passer au joueur suivant ou précédent, utile lors de l’initialisation.</text:p>
      <text:p text:style-name="P14"/>
      <text:p text:style-name="P14">La Gui est séparée en 4 classes Gui, GuiSideBar, GuiBoard et GuiTile, représentant respectivement l’interface générale, le barre située à droite de l’interface graphique, le plateau et une case.</text:p>
      <text:p text:style-name="P14">Nous avons pris la décision d’implémenter l’interface Vues dans GuiSideBar et non Gui, car la majorité des fonctions pour l’affichage en dehors du plateau se trouvaient dans cette classe.</text:p>
      <text:p text:style-name="P16">Comme Swing fonctionne en attendant l’action de l’utilisateur, on ne peut pas utiliser une boucle <text:span text:style-name="T36">w</text:span>hile pour gérer les tours, les actions jouables dans un tour se contrôlent via une fonction générale qui une fois déclenchée lancera l’affichage suivant jusqu’à arriver à la fin de l’action.</text:p>
      <text:p text:style-name="P16">Toutes les méthodes de l’interface graphique fonctionne<text:span text:style-name="T38">nt</text:span> de la sorte.</text:p>
      <text:p text:style-name="P16"/>
      <text:p text:style-name="P17">Dans les parties contenant plusieurs robots, il peut arriver que le voleur qui est déplacé pendant le tour de l’IA ait son image dédoublée, cela ne change en rien le jeu et les ressources sont bien données aux joueurs en fonction de la réelle place du voleur sur le plateau. Nous n’avons pas réussi à résoudre cette erreur <text:span text:style-name="T36">uniquement graphique</text:span>.</text:p>
      <text:p text:style-name="P18"/>
      <text:p text:style-name="P18"/>
      <text:p text:style-name="P12"/>
      <text:p text:style-name="P12"/>
      <text:p text:style-name="P12"/>
      <text:p text:style-name="P10"/>
      <text:p text:style-name="P9"/>
      <text:p text:style-name="P7"/>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6T20:21:01.277708719</meta:creation-date>
    <dc:date>2022-01-07T05:21:13.112683383</dc:date>
    <meta:editing-duration>PT1H49M59S</meta:editing-duration>
    <meta:editing-cycles>5</meta:editing-cycles>
    <meta:generator>LibreOffice/7.2.4.1$Linux_X86_64 LibreOffice_project/20$Build-1</meta:generator>
    <meta:document-statistic meta:table-count="0" meta:image-count="0" meta:object-count="0" meta:page-count="5" meta:paragraph-count="50" meta:word-count="1620" meta:character-count="9503" meta:non-whitespace-character-count="7863"/>
  </office:meta>
</office:document-meta>
</file>